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120pt" fo:font-weight="bold" officeooo:rsid="002a7876" officeooo:paragraph-rsid="002eda8a" style:font-size-asian="120pt" style:font-weight-asian="bold" style:font-size-complex="1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0pt" fo:font-weight="bold" officeooo:rsid="001c0f28" officeooo:paragraph-rsid="0037699d" style:font-size-asian="120pt" style:font-weight-asian="bold" style:font-size-complex="1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0pt" fo:font-weight="bold" officeooo:rsid="001c0f28" officeooo:paragraph-rsid="0038ccd2" style:font-size-asian="120pt" style:font-weight-asian="bold" style:font-size-complex="120pt" style:font-weight-complex="bold"/>
    </style:style>
    <style:style style:name="P5" style:family="paragraph" style:parent-style-name="Standard">
      <style:text-properties fo:font-size="120pt" fo:font-weight="bold" officeooo:paragraph-rsid="002eda8a" style:font-size-asian="120pt" style:font-weight-asian="bold" style:font-size-complex="120pt" style:font-weight-complex="bold"/>
    </style:style>
    <style:style style:name="P6" style:family="paragraph" style:parent-style-name="Standard">
      <style:text-properties fo:font-size="110pt" fo:font-weight="bold" style:font-size-asian="110pt" style:font-weight-asian="bold" style:font-size-complex="1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0pt" fo:font-weight="bold" officeooo:paragraph-rsid="003afa17" style:font-size-asian="110pt" style:font-weight-asian="bold" style:font-size-complex="1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0pt" officeooo:paragraph-rsid="003afa17" style:font-size-asian="110pt" style:font-size-complex="110pt"/>
    </style:style>
    <style:style style:name="P9" style:family="paragraph" style:parent-style-name="Standard">
      <style:paragraph-properties fo:text-align="center" style:justify-single-word="false"/>
      <style:text-properties officeooo:paragraph-rsid="0038ccd2"/>
    </style:style>
    <style:style style:name="P10" style:family="paragraph" style:parent-style-name="Standard">
      <style:paragraph-properties fo:text-align="center" style:justify-single-word="false"/>
      <style:text-properties officeooo:paragraph-rsid="003910df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paragraph-rsid="001e2db7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0pt" fo:font-weight="bold" officeooo:paragraph-rsid="0039a09c" style:font-size-asian="150pt" style:font-weight-asian="bold" style:font-size-complex="15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0pt" fo:font-weight="bold" officeooo:rsid="0022e1cb" officeooo:paragraph-rsid="003afa17" style:font-size-asian="150pt" style:font-weight-asian="bold" style:font-size-complex="150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3afa17"/>
    </style:style>
    <style:style style:name="P15" style:family="paragraph" style:parent-style-name="Standard">
      <style:paragraph-properties fo:text-align="center" style:justify-single-word="false" fo:break-before="pag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110pt" fo:font-weight="bold" officeooo:paragraph-rsid="003afa17" style:font-size-asian="110pt" style:font-weight-asian="bold" style:font-size-complex="110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10pt" fo:font-weight="bold" officeooo:rsid="0022e1cb" officeooo:paragraph-rsid="003afa17" style:font-size-asian="110pt" style:font-weight-asian="bold" style:font-size-complex="110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110pt" officeooo:paragraph-rsid="003afa17" style:font-size-asian="110pt" style:font-size-complex="110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font-size="120pt" fo:font-weight="bold" officeooo:rsid="002a7876" officeooo:paragraph-rsid="0039a09c" style:font-size-asian="120pt" style:font-weight-asian="bold" style:font-size-complex="120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font-size="20pt" fo:font-weight="bold" officeooo:rsid="002a7876" officeooo:paragraph-rsid="0039a09c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font-size="150pt" fo:font-weight="bold" officeooo:rsid="002a7876" officeooo:paragraph-rsid="0039a09c" style:font-size-asian="150pt" style:font-weight-asian="bold" style:font-size-complex="150pt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size="72pt" officeooo:rsid="002a7876"/>
    </style:style>
    <style:style style:name="T2" style:family="text">
      <style:text-properties fo:font-size="120pt" officeooo:rsid="0037699d" style:font-size-asian="120pt" style:font-size-complex="120pt"/>
    </style:style>
    <style:style style:name="T3" style:family="text">
      <style:text-properties fo:font-size="120pt" fo:font-weight="bold" officeooo:rsid="0037699d" style:font-size-asian="120pt" style:font-weight-asian="bold" style:font-size-complex="120pt" style:font-weight-complex="bold"/>
    </style:style>
    <style:style style:name="T4" style:family="text">
      <style:text-properties officeooo:rsid="0037699d"/>
    </style:style>
    <style:style style:name="T5" style:family="text">
      <style:text-properties officeooo:rsid="002a7876"/>
    </style:style>
    <style:style style:name="T6" style:family="text">
      <style:text-properties fo:font-size="20pt" fo:font-weight="bold" officeooo:rsid="0037699d" style:font-size-asian="17.5pt" style:font-weight-asian="bold" style:font-size-complex="20pt" style:font-weight-complex="bold"/>
    </style:style>
    <style:style style:name="T7" style:family="text">
      <style:text-properties fo:font-size="150pt" officeooo:rsid="0037699d" style:font-size-asian="150pt" style:font-size-complex="150pt"/>
    </style:style>
    <style:style style:name="T8" style:family="text">
      <style:text-properties fo:font-size="150pt" fo:font-weight="bold" officeooo:rsid="0037699d" style:font-size-asian="150pt" style:font-weight-asian="bold" style:font-size-complex="150pt" style:font-weight-complex="bold"/>
    </style:style>
    <style:style style:name="gr1" style:family="graphic">
      <style:graphic-properties draw:fill-color="#000000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opacity="80%" draw:textarea-vertical-align="middle" draw:auto-grow-height="false" fo:min-height="1.321cm" fo:min-width="0.8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11cm" svg:height="16.5cm" svg:x="16.91cm" svg:y="0.51cm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 <text:tab/><text:tab/></text:span></text:p>
      <text:p text:style-name="P3"><text:span text:style-name="T4"/></text:p>
      <text:p text:style-name="P3"><text:span text:style-name="T4">McCOY</text:span></text:p>
      <text:p text:style-name="P1"/>
      <text:p text:style-name="P2"><draw:custom-shape text:anchor-type="paragraph" draw:z-index="1" draw:style-name="gr1" svg:width="11cm" svg:height="16.5cm" draw:transform="rotate (-3.14159265358979) translate (28.6967083333333cm 16.5858472222222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/></text:p>
      <text:p text:style-name="Standard"/>
      <text:p text:style-name="Standard"/>
      <text:p text:style-name="Standard"/>
      <text:p text:style-name="Standard"/>
      <text:p text:style-name="P4"><text:span text:style-name="T4">McCOY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custom-shape text:anchor-type="paragraph" draw:z-index="2" draw:style-name="gr1" svg:width="11cm" svg:height="20.002cm" draw:transform="rotate (1.5707963267949) translate (2.39006944444444cm 11.890375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text:span text:style-name="T5"><text:tab/><text:tab/><text:tab/><text:tab/><text:tab/><text:tab/><text:tab/><text:tab/><text:tab/><text:tab/><text:tab/></text:span></text:p>
      <text:p text:style-name="Standard"/>
      <text:p text:style-name="P4"><text:span text:style-name="T4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3">McCOY</text:span></text:p>
      <text:p text:style-name="P1"><draw:custom-shape text:anchor-type="paragraph" draw:z-index="3" draw:style-name="gr1" svg:width="11cm" svg:height="20.002cm" draw:transform="rotate (-1.5707963267949) translate (23.7348888888889cm 0.216958333333333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3">McCOY</text:span></text:p>
      <text:p text:style-name="Standard"><text:soft-page-break/></text:p>
      <text:p text:style-name="Standard"><draw:custom-shape text:anchor-type="paragraph" draw:z-index="8" draw:style-name="gr2" draw:text-style-name="P22" svg:width="10cm" svg:height="14.001cm" draw:transform="rotate (-3.14159265358979) translate (26.6400138888889cm 14.1393333333333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19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1"><text:span text:style-name="T4">McCOY</text:span></text:p>
      <text:p text:style-name="P15"><draw:custom-shape text:anchor-type="paragraph" draw:z-index="9" draw:style-name="gr2" draw:text-style-name="P22" svg:width="10cm" svg:height="14.001cm" draw:transform="rotate (-3.14159265358979) translate (10.5709861111111cm 14.5450277777778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4"><text:s/>McCOY</text:span></text:p>
      <text:p text:style-name="P1"/>
      <text:p text:style-name="P14"><draw:custom-shape text:anchor-type="paragraph" draw:z-index="4" draw:style-name="gr2" draw:text-style-name="P22" svg:width="14.001cm" svg:height="10cm" draw:transform="rotate (-1.5707963267949) translate (10.0100694444444cm 0.100541666666667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3"/></text:p>
      <text:p text:style-name="P14"><text:span text:style-name="T3"><text:tab/><text:tab/><text:tab/><text:tab/><text:tab/></text:span><text:span text:style-name="T6"> <text:s text:c="3"/></text:span><text:span text:style-name="T8">McCOY</text:span></text:p>
      <text:p text:style-name="Standard"/>
      <text:p text:style-name="Standard"/>
      <text:p text:style-name="Standard"/>
      <text:p text:style-name="Standard"/>
      <text:p text:style-name="P6"/>
      <text:p text:style-name="P17"><draw:custom-shape text:anchor-type="paragraph" draw:z-index="7" draw:style-name="gr2" draw:text-style-name="P22" svg:width="14.001cm" svg:height="10cm" draw:transform="rotate (-1.5707963267949) translate (27.8482777777778cm 0.518583333333333cm)"><text:p/><draw:enhanced-geometry svg:viewBox="0 0 841 854" draw:mirror-horizontal="true" draw:mirror-vertical="false" draw:type="non-primitive" draw:enhanced-path="M 517 247 L 517 415 264 415 264 0 0 0 0 680 517 680 517 854 841 547 517 247 Z N"/></draw:custom-shape><text:span text:style-name="T2"/></text:p>
      <text:p text:style-name="P13"><text:span text:style-name="T4">McCOY</text:span></text:p>
      <text:p text:style-name="P18"><draw:custom-shape text:anchor-type="paragraph" draw:z-index="5" draw:style-name="gr2" draw:text-style-name="P22" svg:width="14.001cm" svg:height="10cm" draw:transform="rotate (1.5707963267949) translate (18.1169027777778cm 15.98788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3"/></text:p>
      <text:p text:style-name="P8"><text:span text:style-name="T8">McCOY</text:span></text:p>
      <text:p text:style-name="P16"><draw:custom-shape text:anchor-type="paragraph" draw:z-index="6" draw:style-name="gr2" draw:text-style-name="P22" svg:width="14.001cm" svg:height="10cm" draw:transform="rotate (-1.5707963267949) translate (10.16cm 1.98613888888889cm)"><text:p/><draw:enhanced-geometry svg:viewBox="0 0 841 854" draw:mirror-horizontal="false" draw:mirror-vertical="true" draw:type="non-primitive" draw:enhanced-path="M 517 247 L 517 415 264 415 264 0 0 0 0 680 517 680 517 854 841 547 517 247 Z N"/></draw:custom-shape><text:span text:style-name="T2"> </text:span></text:p>
      <text:p text:style-name="P7"><text:span text:style-name="T2"><text:s text:c="5"/></text:span><text:span text:style-name="T7">McCO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 </meta:initial-creator>
    <meta:creation-date>2012-10-04T16:47:19</meta:creation-date>
    <dc:date>2012-10-06T13:05:37</dc:date>
    <dc:creator>SR </dc:creator>
    <meta:editing-duration>PT54M1S</meta:editing-duration>
    <meta:editing-cycles>24</meta:editing-cycles>
    <meta:generator>LibreOffice/3.6$Linux_x86 LibreOffice_project/932b512-69e3009-7a10e5c-fc86223-a55908</meta:generator>
    <meta:document-statistic meta:table-count="0" meta:image-count="0" meta:object-count="0" meta:page-count="10" meta:paragraph-count="15" meta:word-count="10" meta:character-count="83" meta:non-whitespace-character-count="50"/>
  </office:meta>
</office:document-meta>
</file>